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itstreamVeraSansMonoRoman" svg:font-family="BitstreamVeraSansMonoRoman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d2f8" officeooo:paragraph-rsid="0008c924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fbd862a-7fff-2d4e-d00e-6a3eb71ce1d3"/>P (2-1)</text:p>
      <text:p text:style-name="P2">Number of counters: 256 </text:p>
      <text:p text:style-name="P2">Matlab code: </text:p>
      <text:p text:style-name="P2">Image_lena = double(imread('lena_small.tif'));</text:p>
      <text:p text:style-name="P2">PMF = hist(Image_lena(:), 0:255);</text:p>
      <text:p text:style-name="P2">[FrequencyPMF, uniquePMF] = hist(PMF, unique(PMF));</text:p>
      <text:p text:style-name="Text_20_body"/>
      <text:p text:style-name="P2">E(2-1)</text:p>
      <text:p text:style-name="P2">b)</text:p>
      <text:p text:style-name="P2">lena.tif      H = 7.75 bit/pixel</text:p>
      <text:p text:style-name="P2">sail.tif      H = 7.32 bit/pixel</text:p>
      <text:p text:style-name="P2">smandril.tif  H = 7.76 bit/pixel</text:p>
      <text:p text:style-name="Text_20_body"/>
      <text:p text:style-name="P2">c)</text:p>
      <text:p text:style-name="P2">--------------Using merged code table-------------- </text:p>
      <text:p text:style-name="P2">lena.tif H = 7.81 bit/pixel </text:p>
      <text:p text:style-name="P2">sail.tif H = 7.44 bit/pixel</text:p>
      <text:p text:style-name="P2">smandril.tif H = 7.80 bit/pixel</text:p>
      <text:p text:style-name="Text_20_body"/>
      <text:p text:style-name="P2">d)</text:p>
      <text:p text:style-name="P2">--------------Entropy Comparison --------------</text:p>
      <text:p text:style-name="P2">lena.tif      ΔH = -0.06 bit/pixel</text:p>
      <text:p text:style-name="P2">sail.tif      ΔH = -0.12 bit/pixel</text:p>
      <text:p text:style-name="P2">smandril.tif  ΔH = -0.04 bit/pixeld</text:p>
      <text:p text:style-name="Text_20_body"/>
      <text:p text:style-name="P2">P (2-1)</text:p>
      <text:p text:style-name="P2">a) Counters for pixel pairs: 128</text:p>
      <text:p text:style-name="P2">b) 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itstreamVeraSansMonoRoman" svg:font-family="BitstreamVeraSansMonoRoman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08:52:41.390208629</meta:creation-date>
    <dc:date>2020-05-11T11:23:52.013301747</dc:date>
    <meta:editing-duration>PT58M11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25" meta:word-count="87" meta:character-count="613" meta:non-whitespace-character-count="524"/>
  </office:meta>
</office:document-meta>
</file>